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C000002FF5A5A85E6.jpg"/>
  <manifest:file-entry manifest:media-type="image/jpeg" manifest:full-path="Pictures/10000000000002A80000030039C60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19.865cm" draw:z-index="0"><draw:image xlink:href="Pictures/10000000000002A80000030039C60C3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áficos2" text:anchor-type="paragraph" svg:width="17.59cm" svg:height="19.272cm" draw:z-index="1"><draw:image xlink:href="Pictures/10000000000002BC000002FF5A5A85E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Andres Marin Valero</meta:initial-creator>
    <meta:creation-date>2023-05-23T23:05:22.75</meta:creation-date>
    <meta:document-statistic meta:table-count="0" meta:image-count="2" meta:object-count="0" meta:page-count="2" meta:paragraph-count="0" meta:word-count="0" meta:character-count="0"/>
    <dc:date>2023-05-23T23:34:03.08</dc:date>
    <dc:creator>Jorge Andres Marin Valero</dc:creator>
    <meta:editing-duration>PT19S</meta:editing-duration>
    <meta:editing-cycles>1</meta:editing-cycles>
    <meta:generator>OpenOffice/4.1.11$Win32 OpenOffice.org_project/4111m1$Build-9808</meta:generator>
  </office:meta>
</office:document-meta>
</file>